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62243d81..jpg"/>
  <manifest:file-entry manifest:media-type="" manifest:full-path="Pictures/EMB000062243d82.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견명조" style:name="HY견명조"/>
    <style:font-face svg:font-family="HY신명조" style:name="HY신명조"/>
    <style:font-face svg:font-family="HY중고딕" style:name="HY중고딕"/>
    <style:font-face svg:font-family="Times New Roman" style:name="Times New Roman"/>
    <style:font-face svg:font-family="굴림체" style:name="굴림체"/>
    <style:font-face svg:font-family="맑은 고딕" style:name="맑은 고딕"/>
    <style:font-face svg:font-family="바탕" style:name="바탕"/>
    <style:font-face svg:font-family="바탕체" style:name="바탕체"/>
    <style:font-face svg:font-family="한컴바탕" style:name="한컴바탕"/>
    <style:font-face svg:font-family="함초롬돋움" style:name="함초롬돋움"/>
    <style:font-face svg:font-family="함초롬바탕" style:name="함초롬바탕"/>
  </office:font-face-decls>
  <office:automatic-styles>
    <style:style style:name="T15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6.218cm" table:align="left" fo:margin="0cm" style:shadow="none" style:may-break-between-rows="true" table:border-model="collapsing"/>
    </style:style>
    <style:style style:name="Table1.A" style:family="table-column">
      <style:table-column-properties style:column-width="3.708cm"/>
    </style:style>
    <style:style style:name="Table1.B" style:family="table-column">
      <style:table-column-properties style:column-width="2.510cm"/>
    </style:style>
    <style:style style:name="Table1.1" style:family="table-row">
      <style:table-row-properties style:min-row-height="22.24pt" fo:keep-together="auto"/>
    </style:style>
    <style:style style:name="Table1.A1" style:family="table-cell">
      <style:table-cell-properties style:vertical-align="middle" style:shadow="none" fo:background-color="#bbbbbb" fo:border-top="0.07cm double #000000" fo:border-bottom="0.07cm double #000000" fo:border-left="0.07cm double #000000" fo:border-right="0.012cm solid #000000" style:border-line-width-top="0.023cm 0.012cm 0.023cm" style:border-line-width-bottom="0.023cm 0.012cm 0.023cm" style:border-line-width-left="0.023cm 0.012cm 0.023cm" fo:padding="0.050cm"/>
    </style:style>
    <style:style style:name="Table1.B1" style:family="table-cell">
      <style:table-cell-properties style:vertical-align="middle" style:shadow="none" fo:background-color="#bbbbbb" fo:border-top="0.07cm double #000000" fo:border-bottom="0.07cm double #000000" fo:border-left="0.012cm solid #000000" fo:border-right="0.07cm double #000000" style:border-line-width-top="0.023cm 0.012cm 0.023cm" style:border-line-width-bottom="0.023cm 0.012cm 0.023cm" style:border-line-width-right="0.023cm 0.012cm 0.023cm" fo:padding="0.050cm"/>
    </style:style>
    <style:style style:name="P1_0_MS1_b3" style:parent-style-name="Standard" style:master-page-name="Standard" style:family="paragraph">
      <style:paragraph-properties fo:line-height="12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able2" style:family="table">
      <style:table-properties style:width="16.099cm" table:align="left" fo:margin="0cm" style:shadow="none" style:may-break-between-rows="false" table:border-model="collapsing"/>
    </style:style>
    <style:style style:name="Table2.A" style:family="table-column">
      <style:table-column-properties style:column-width="1.599cm"/>
    </style:style>
    <style:style style:name="Table2.B" style:family="table-column">
      <style:table-column-properties style:column-width="3.402cm"/>
    </style:style>
    <style:style style:name="Table2.C" style:family="table-column">
      <style:table-column-properties style:column-width="0.289cm"/>
    </style:style>
    <style:style style:name="Table2.D" style:family="table-column">
      <style:table-column-properties style:column-width="1.576cm"/>
    </style:style>
    <style:style style:name="Table2.E" style:family="table-column">
      <style:table-column-properties style:column-width="1.126cm"/>
    </style:style>
    <style:style style:name="Table2.F" style:family="table-column">
      <style:table-column-properties style:column-width="1.858cm"/>
    </style:style>
    <style:style style:name="Table2.G" style:family="table-column">
      <style:table-column-properties style:column-width="0.845cm"/>
    </style:style>
    <style:style style:name="Table2.H" style:family="table-column">
      <style:table-column-properties style:column-width="0.737cm"/>
    </style:style>
    <style:style style:name="Table2.I" style:family="table-column">
      <style:table-column-properties style:column-width="1.965cm"/>
    </style:style>
    <style:style style:name="Table2.J" style:family="table-column">
      <style:table-column-properties style:column-width="1.020cm"/>
    </style:style>
    <style:style style:name="Table2.K" style:family="table-column">
      <style:table-column-properties style:column-width="1.682cm"/>
    </style:style>
    <style:style style:name="Table2.1" style:family="table-row">
      <style:table-row-properties style:min-row-height="12.80pt" fo:keep-together="auto"/>
    </style:style>
    <style:style style:name="Table2.A1" style:family="table-cell">
      <style:table-cell-properties style:vertical-align="middle" style:shadow="none" fo:border-top="0.04cm solid #000000" fo:border-bottom="0.012cm solid #000000" fo:border-left="0.04cm solid #000000" fo:border-right="0.012cm solid #000000" fo:padding="0.049cm"/>
    </style:style>
    <style:style style:name="Table2.B1" style:family="table-cell">
      <style:table-cell-properties style:vertical-align="middle" style:shadow="none" fo:border-top="0.04cm solid #000000" fo:border-bottom="0.012cm solid #000000" fo:border-left="0.012cm solid #000000" fo:border-right="none" fo:padding="0.049cm"/>
    </style:style>
    <style:style style:name="Table2.C1" style:family="table-cell">
      <style:table-cell-properties style:vertical-align="middle" style:shadow="none" fo:border-top="none" fo:border-bottom="none" fo:border-left="0.04cm solid #000000" fo:border-right="0.04cm solid #000000" fo:padding="0.049cm"/>
    </style:style>
    <style:style style:name="Table2.D1" style:family="table-cell">
      <style:table-cell-properties style:vertical-align="middle" style:shadow="none" fo:border-top="0.04cm solid #000000" fo:border-bottom="0.012cm solid #000000" fo:border-left="0.04cm solid #000000" fo:border-right="0.01cm solid #000000" fo:padding="0.049cm"/>
    </style:style>
    <style:style style:name="Table2.F1" style:family="table-cell">
      <style:table-cell-properties style:vertical-align="middle" style:shadow="none" fo:border-top="0.04cm solid #000000" fo:border-bottom="0.012cm solid #000000" fo:border-left="0.01cm solid #000000" fo:border-right="0.01cm solid #000000" fo:padding="0.049cm"/>
    </style:style>
    <style:style style:name="Table2.H1" style:family="table-cell">
      <style:table-cell-properties style:vertical-align="middle" style:shadow="none" fo:border-top="0.04cm solid #000000" fo:border-bottom="0.012cm solid #000000" fo:border-left="0.01cm solid #000000" fo:border-right="0.01cm solid #000000" fo:padding="0.049cm"/>
    </style:style>
    <style:style style:name="Table2.J1" style:family="table-cell">
      <style:table-cell-properties style:vertical-align="middle" style:shadow="none" fo:border-top="0.04cm solid #000000" fo:border-bottom="0.012cm solid #000000" fo:border-left="0.01cm solid #000000" fo:border-right="0.04cm solid #000000" fo:padding="0.049cm"/>
    </style:style>
    <style:style style:name="Table2.2" style:family="table-row">
      <style:table-row-properties style:min-row-height="11.20pt" fo:keep-together="auto"/>
    </style:style>
    <style:style style:name="Table2.C2" style:family="table-cell">
      <style:table-cell-properties style:vertical-align="middle" style:shadow="none" fo:border-top="none" fo:border-bottom="none" fo:border-left="0.04cm solid #000000" fo:border-right="0.04cm solid #000000" fo:padding="0.049cm"/>
    </style:style>
    <style:style style:name="Table2.3" style:family="table-row">
      <style:table-row-properties style:min-row-height="24.00pt" fo:keep-together="auto"/>
    </style:style>
    <style:style style:name="Table2.A3" style:family="table-cell">
      <style:table-cell-properties style:vertical-align="middle" style:shadow="none" fo:border-top="0.012cm solid #000000" fo:border-bottom="0.012cm solid #000000" fo:border-left="0.04cm solid #000000" fo:border-right="0.012cm solid #000000" fo:padding="0.049cm"/>
    </style:style>
    <style:style style:name="Table2.B3" style:family="table-cell">
      <style:table-cell-properties style:vertical-align="middle" style:shadow="none" fo:border-top="0.012cm solid #000000" fo:border-bottom="0.012cm solid #000000" fo:border-left="0.012cm solid #000000" fo:border-right="0.04cm solid #000000" fo:padding="0.049cm"/>
    </style:style>
    <style:style style:name="Table2.D3" style:family="table-cell">
      <style:table-cell-properties style:vertical-align="middle" style:shadow="none" fo:border-top="0.012cm solid #000000" fo:border-bottom="none" fo:border-left="0.04cm solid #000000" fo:border-right="0.01cm solid #000000" fo:padding="0.049cm"/>
    </style:style>
    <style:style style:name="Table2.F3" style:family="table-cell">
      <style:table-cell-properties style:vertical-align="middle" style:shadow="none" fo:border-top="0.012cm solid #000000" fo:border-bottom="none" fo:border-left="0.01cm solid #000000" fo:border-right="0.01cm solid #000000" fo:padding="0.049cm"/>
    </style:style>
    <style:style style:name="Table2.H3" style:family="table-cell">
      <style:table-cell-properties style:vertical-align="middle" style:shadow="none" fo:border-top="0.012cm solid #000000" fo:border-bottom="none" fo:border-left="0.01cm solid #000000" fo:border-right="0.01cm solid #000000" fo:padding="0.049cm"/>
    </style:style>
    <style:style style:name="Table2.J3" style:family="table-cell">
      <style:table-cell-properties style:vertical-align="middle" style:shadow="none" fo:border-top="0.012cm solid #000000" fo:border-bottom="none" fo:border-left="0.01cm solid #000000" fo:border-right="0.04cm solid #000000" fo:padding="0.049cm"/>
    </style:style>
    <style:style style:name="Table2.4" style:family="table-row">
      <style:table-row-properties style:min-row-height="24.00pt" fo:keep-together="auto"/>
    </style:style>
    <style:style style:name="Table2.A4" style:family="table-cell">
      <style:table-cell-properties style:vertical-align="middle" style:shadow="none" fo:border-top="0.012cm solid #000000" fo:border-bottom="0.012cm solid #000000" fo:border-left="0.04cm solid #000000" fo:border-right="0.012cm solid #000000" fo:padding="0.049cm"/>
    </style:style>
    <style:style style:name="Table2.B4" style:family="table-cell">
      <style:table-cell-properties style:vertical-align="middle" style:shadow="none" fo:border-top="0.012cm solid #000000" fo:border-bottom="0.012cm solid #000000" fo:border-left="0.012cm solid #000000" fo:border-right="0.04cm solid #000000" fo:padding="0.049cm"/>
    </style:style>
    <style:style style:name="Table2.D4" style:family="table-cell">
      <style:table-cell-properties style:vertical-align="middle" style:shadow="none" fo:border-top="none" fo:border-bottom="0.01cm solid #000000" fo:border-left="0.04cm solid #000000" fo:border-right="0.01cm solid #000000" fo:padding="0.049cm"/>
    </style:style>
    <style:style style:name="Table2.F4" style:family="table-cell">
      <style:table-cell-properties style:vertical-align="middle" style:shadow="none" fo:border-top="none" fo:border-bottom="0.01cm solid #000000" fo:border-left="0.01cm solid #000000" fo:border-right="0.01cm solid #000000" fo:padding="0.049cm"/>
    </style:style>
    <style:style style:name="Table2.H4" style:family="table-cell">
      <style:table-cell-properties style:vertical-align="middle" style:shadow="none" fo:border-top="none" fo:border-bottom="0.01cm solid #000000" fo:border-left="0.01cm solid #000000" fo:border-right="0.01cm solid #000000" fo:padding="0.049cm"/>
    </style:style>
    <style:style style:name="Table2.J4" style:family="table-cell">
      <style:table-cell-properties style:vertical-align="middle" style:shadow="none" fo:border-top="none" fo:border-bottom="0.01cm solid #000000" fo:border-left="0.01cm solid #000000" fo:border-right="0.04cm solid #000000" fo:padding="0.049cm"/>
    </style:style>
    <style:style style:name="Table2.5" style:family="table-row">
      <style:table-row-properties style:min-row-height="21.27pt" fo:keep-together="auto"/>
    </style:style>
    <style:style style:name="Table2.A5" style:family="table-cell">
      <style:table-cell-properties style:vertical-align="middle" style:shadow="none" fo:border-top="0.012cm solid #000000" fo:border-bottom="0.04cm solid #000000" fo:border-left="0.04cm solid #000000" fo:border-right="0.012cm solid #000000" fo:padding="0.049cm"/>
    </style:style>
    <style:style style:name="Table2.B5" style:family="table-cell">
      <style:table-cell-properties style:vertical-align="middle" style:shadow="none" fo:border-top="0.012cm solid #000000" fo:border-bottom="0.04cm solid #000000" fo:border-left="0.012cm solid #000000" fo:border-right="0.04cm solid #000000" fo:padding="0.049cm"/>
    </style:style>
    <style:style style:name="Table2.C5" style:family="table-cell">
      <style:table-cell-properties style:vertical-align="middle" style:shadow="none" fo:border-top="none" fo:border-bottom="none" fo:border-left="none" fo:border-right="0.04cm solid #000000" fo:padding="0.049cm"/>
    </style:style>
    <style:style style:name="Table2.D5" style:family="table-cell">
      <style:table-cell-properties style:vertical-align="middle" style:shadow="none" fo:border-top="0.01cm solid #000000" fo:border-bottom="0.04cm solid #000000" fo:border-left="0.04cm solid #000000" fo:border-right="0.012cm solid #000000" fo:padding="0.049cm"/>
    </style:style>
    <style:style style:name="Table2.E5" style:family="table-cell">
      <style:table-cell-properties style:vertical-align="middle" style:shadow="none" fo:border-top="0.01cm solid #000000" fo:border-bottom="none" fo:border-left="0.012cm solid #000000" fo:border-right="none" fo:padding="0.049cm"/>
    </style:style>
    <style:style style:name="Table2.G5" style:family="table-cell">
      <style:table-cell-properties style:vertical-align="middle" style:shadow="none" fo:border-top="0.01cm solid #000000" fo:border-bottom="none" fo:border-left="none" fo:border-right="none" fo:padding="0.049cm"/>
    </style:style>
    <style:style style:name="Table2.I5" style:family="table-cell">
      <style:table-cell-properties style:vertical-align="middle" style:shadow="none" fo:border-top="0.01cm solid #000000" fo:border-bottom="none" fo:border-left="none" fo:border-right="none" fo:padding="0.049cm"/>
    </style:style>
    <style:style style:name="Table2.K5" style:family="table-cell">
      <style:table-cell-properties style:vertical-align="middle" style:shadow="none" fo:border-top="0.012cm solid #000000" fo:border-bottom="none" fo:border-left="none" fo:border-right="0.04cm solid #000000" fo:padding="0.049cm"/>
    </style:style>
    <style:style style:name="Table2.6" style:family="table-row">
      <style:table-row-properties style:min-row-height="2.73pt" fo:keep-together="auto"/>
    </style:style>
    <style:style style:name="Table2.E6" style:family="table-cell">
      <style:table-cell-properties style:vertical-align="middle" style:shadow="none" fo:border-top="none" fo:border-bottom="none" fo:border-left="0.012cm solid #000000" fo:border-right="none" fo:padding="0.049cm"/>
    </style:style>
    <style:style style:name="Table2.G6" style:family="table-cell">
      <style:table-cell-properties style:vertical-align="middle" style:shadow="none" fo:border="none" fo:padding="0.049cm"/>
    </style:style>
    <style:style style:name="Table2.I6" style:family="table-cell">
      <style:table-cell-properties style:vertical-align="middle" style:shadow="none" fo:border="none" fo:padding="0.049cm"/>
    </style:style>
    <style:style style:name="Table2.K6" style:family="table-cell">
      <style:table-cell-properties style:vertical-align="middle" style:shadow="none" fo:border-top="none" fo:border-bottom="none" fo:border-left="none" fo:border-right="0.04cm solid #000000" fo:padding="0.049cm"/>
    </style:style>
    <style:style style:name="Table2.7" style:family="table-row">
      <style:table-row-properties style:min-row-height="18.54pt" fo:keep-together="auto"/>
    </style:style>
    <style:style style:name="Table2.A7" style:family="table-cell">
      <style:table-cell-properties style:vertical-align="middle" style:shadow="none" fo:border-top="0.04cm solid #000000" fo:border-bottom="none" fo:border-left="none" fo:border-right="none" fo:padding="0.049cm"/>
    </style:style>
    <style:style style:name="Table2.8" style:family="table-row">
      <style:table-row-properties style:min-row-height="21.27pt" fo:keep-together="auto"/>
    </style:style>
    <style:style style:name="Table2.E8" style:family="table-cell">
      <style:table-cell-properties style:vertical-align="middle" style:shadow="none" fo:border-top="none" fo:border-bottom="none" fo:border-left="0.012cm solid #000000" fo:border-right="none" fo:padding="0.049cm"/>
    </style:style>
    <style:style style:name="Table2.G8" style:family="table-cell">
      <style:table-cell-properties style:vertical-align="middle" style:shadow="none" fo:border="none" fo:padding="0.049cm"/>
    </style:style>
    <style:style style:name="Table2.I8" style:family="table-cell">
      <style:table-cell-properties style:vertical-align="middle" style:shadow="none" fo:border="none" fo:padding="0.049cm"/>
    </style:style>
    <style:style style:name="Table2.K8" style:family="table-cell">
      <style:table-cell-properties style:vertical-align="middle" style:shadow="none" fo:border-top="none" fo:border-bottom="none" fo:border-left="none" fo:border-right="0.04cm solid #000000" fo:padding="0.049cm"/>
    </style:style>
    <style:style style:name="Table2.9" style:family="table-row">
      <style:table-row-properties style:min-row-height="21.27pt" fo:keep-together="auto"/>
    </style:style>
    <style:style style:name="Table2.E9" style:family="table-cell">
      <style:table-cell-properties style:vertical-align="middle" style:shadow="none" fo:border-top="none" fo:border-bottom="0.04cm solid #000000" fo:border-left="0.012cm solid #000000" fo:border-right="none" fo:padding="0.049cm"/>
    </style:style>
    <style:style style:name="Table2.G9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2.I9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2.K9" style:family="table-cell">
      <style:table-cell-properties style:vertical-align="middle" style:shadow="none" fo:border-top="none" fo:border-bottom="0.04cm solid #000000" fo:border-left="none" fo:border-right="0.04cm solid #000000" fo:padding="0.049cm"/>
    </style:style>
    <style:style style:name="Table2.10" style:family="table-row">
      <style:table-row-properties style:min-row-height="52.56pt" fo:keep-together="auto"/>
    </style:style>
    <style:style style:name="Table2.A10" style:family="table-cell">
      <style:table-cell-properties style:vertical-align="middle" style:shadow="none" fo:border="none" fo:padding="0.049cm"/>
    </style:style>
    <style:style style:name="Table2.11" style:family="table-row">
      <style:table-row-properties style:min-row-height="61.08pt" fo:keep-together="auto"/>
    </style:style>
    <style:style style:name="Table2.A11" style:family="table-cell">
      <style:table-cell-properties style:vertical-align="middle" style:shadow="none" fo:border="none" fo:padding="0.049cm"/>
    </style:style>
    <style:style style:name="P19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P20_0" style:parent-style-name="Standard" style:family="paragraph">
      <style:paragraph-properties fo:line-height="12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P21_0" style:parent-style-name="Standard" style:family="paragraph">
      <style:paragraph-properties fo:line-height="146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able3" style:family="table">
      <style:table-properties style:width="16.000cm" table:align="left" fo:margin="0cm" style:shadow="none" style:may-break-between-rows="true" table:border-model="collapsing"/>
    </style:style>
    <style:style style:name="Table3.A" style:family="table-column">
      <style:table-column-properties style:column-width="16.000cm"/>
    </style:style>
    <style:style style:name="Table3.1" style:family="table-row">
      <style:table-row-properties style:min-row-height="32.48pt" fo:keep-together="auto"/>
    </style:style>
    <style:style style:name="Table3.A1" style:family="table-cell">
      <style:table-cell-properties style:vertical-align="middle" style:shadow="none" fo:border="none" fo:padding="0.050cm"/>
    </style:style>
    <style:style style:name="T16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3.00pt" style:font-size-asian="13.00pt" style:font-size-complex="13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2_0" style:parent-style-name="Standard" style:family="paragraph">
      <style:paragraph-properties fo:line-height="108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17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3.00pt" style:font-size-asian="13.00pt" style:font-size-complex="13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3_0" style:parent-style-name="Standard" style:family="paragraph">
      <style:paragraph-properties fo:line-height="116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0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4" style:family="table">
      <style:table-properties style:width="16.800cm" table:align="left" fo:margin="0.050cm" style:shadow="none" style:may-break-between-rows="true" table:border-model="collapsing"/>
    </style:style>
    <style:style style:name="Table4.A" style:family="table-column">
      <style:table-column-properties style:column-width="16.800cm"/>
    </style:style>
    <style:style style:name="Table4.1" style:family="table-row">
      <style:table-row-properties style:min-row-height="2.84pt" fo:keep-together="auto"/>
    </style:style>
    <style:style style:name="Table4.A1" style:family="table-cell">
      <style:table-cell-properties style:vertical-align="middle" style:shadow="none" fo:background-color="#0aa4b4" fo:border="none" fo:padding="0.050cm"/>
    </style:style>
    <style:style style:name="Table4.2" style:family="table-row">
      <style:table-row-properties style:min-row-height="46.64pt" fo:keep-together="auto"/>
    </style:style>
    <style:style style:name="Table4.A2" style:family="table-cell">
      <style:table-cell-properties style:vertical-align="middle" style:shadow="none" fo:border="none" fo:padding="0.050cm"/>
    </style:style>
    <style:style style:name="Table4.3" style:family="table-row">
      <style:table-row-properties style:min-row-height="4.84pt" fo:keep-together="auto"/>
    </style:style>
    <style:style style:name="Table4.A3" style:family="table-cell">
      <style:table-cell-properties style:vertical-align="middle" style:shadow="none" fo:background-color="#09408a" fo:border="none" fo:padding="0.050cm"/>
    </style:style>
    <style:style style:name="P24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9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4.00pt" style:font-size-asian="14.00pt" style:font-size-complex="14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5_0" style:parent-style-name="Standard" style:family="paragraph">
      <style:paragraph-properties fo:line-height="138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20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4.00pt" style:font-size-asian="14.00pt" style:font-size-complex="14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1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4.00pt" style:font-size-asian="14.00pt" style:font-size-complex="14.00pt" fo:letter-spacing="-0.7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6_0" style:parent-style-name="Standard" style:family="paragraph">
      <style:paragraph-properties fo:line-height="138%" fo:text-align="justify" fo:margin-left="1.058cm" fo:margin-right="0cm" fo:text-indent="-1.058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1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4.00pt" style:font-size-asian="14.00pt" style:font-size-complex="14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8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4.00pt" style:font-size-asian="14.00pt" style:font-size-complex="14.00pt" fo:letter-spacing="-0.7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2" style:family="text">
      <style:text-properties fo:color="#000000" style:text-outline="false" style:text-line-through-style="none" style:text-position="0% 100%" style:font-name="한컴바탕" style:font-name-asian="한컴바탕" style:font-name-complex="한컴바탕" fo:font-family="한컴바탕" style:font-family-asian="한컴바탕" style:font-family-complex="한컴바탕" fo:font-size="14.00pt" style:font-size-asian="14.00pt" style:font-size-complex="14.00pt" fo:letter-spacing="-1.4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95%"/>
    </style:style>
    <style:style style:name="P27_0" style:parent-style-name="Standard" style:family="paragraph">
      <style:paragraph-properties fo:line-height="138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able5" style:family="table">
      <style:table-properties style:width="16.867cm" table:align="left" fo:margin="0cm" style:shadow="none" style:may-break-between-rows="false" table:border-model="collapsing"/>
    </style:style>
    <style:style style:name="Table5.A" style:family="table-column">
      <style:table-column-properties style:column-width="4.464cm"/>
    </style:style>
    <style:style style:name="Table5.B" style:family="table-column">
      <style:table-column-properties style:column-width="12.403cm"/>
    </style:style>
    <style:style style:name="Table5.1" style:family="table-row">
      <style:table-row-properties style:min-row-height="28.95pt" fo:keep-together="auto"/>
    </style:style>
    <style:style style:name="Table5.A1" style:family="table-cell">
      <style:table-cell-properties style:vertical-align="middle" style:shadow="none" fo:background-color="#e5e5e5" fo:border-top="0.04cm solid #000000" fo:border-bottom="0.05cm double #000000" fo:border-left="0.04cm solid #000000" fo:border-right="0.01cm solid #000000" style:border-line-width-bottom="0.017cm 0.008cm 0.017cm" fo:padding="0.049cm"/>
    </style:style>
    <style:style style:name="Table5.B1" style:family="table-cell">
      <style:table-cell-properties style:vertical-align="middle" style:shadow="none" fo:background-color="#e5e5e5" fo:border-top="0.04cm solid #000000" fo:border-bottom="0.05cm double #000000" fo:border-left="0.01cm solid #000000" fo:border-right="0.04cm solid #000000" style:border-line-width-bottom="0.017cm 0.008cm 0.017cm" fo:padding="0.049cm"/>
    </style:style>
    <style:style style:name="Table5.2" style:family="table-row">
      <style:table-row-properties style:min-row-height="39.93pt" fo:keep-together="auto"/>
    </style:style>
    <style:style style:name="Table5.A2" style:family="table-cell">
      <style:table-cell-properties style:vertical-align="middle" style:shadow="none" fo:border-top="0.05cm double #000000" fo:border-bottom="0.015cm solid #000000" fo:border-left="0.04cm solid #000000" fo:border-right="0.01cm solid #000000" style:border-line-width-top="0.017cm 0.008cm 0.017cm" fo:padding="0.049cm"/>
    </style:style>
    <style:style style:name="Table5.B2" style:family="table-cell">
      <style:table-cell-properties style:vertical-align="middle" style:shadow="none" fo:border-top="0.05cm double #000000" fo:border-bottom="0.01cm solid #000000" fo:border-left="0.01cm solid #000000" fo:border-right="0.04cm solid #000000" style:border-line-width-top="0.017cm 0.008cm 0.017cm" fo:padding="0.049cm"/>
    </style:style>
    <style:style style:name="Table5.3" style:family="table-row">
      <style:table-row-properties style:min-row-height="39.93pt" fo:keep-together="auto"/>
    </style:style>
    <style:style style:name="Table5.A3" style:family="table-cell">
      <style:table-cell-properties style:vertical-align="middle" style:shadow="none" fo:border-top="0.015cm solid #000000" fo:border-bottom="0.015cm solid #000000" fo:border-left="0.04cm solid #000000" fo:border-right="0.01cm solid #000000" fo:padding="0.049cm"/>
    </style:style>
    <style:style style:name="Table5.B3" style:family="table-cell">
      <style:table-cell-properties style:vertical-align="middle" style:shadow="none" fo:border-top="0.01cm solid #000000" fo:border-bottom="0.01cm solid #000000" fo:border-left="0.01cm solid #000000" fo:border-right="0.04cm solid #000000" fo:padding="0.049cm"/>
    </style:style>
    <style:style style:name="Table5.4" style:family="table-row">
      <style:table-row-properties style:min-row-height="39.93pt" fo:keep-together="auto"/>
    </style:style>
    <style:style style:name="Table5.A4" style:family="table-cell">
      <style:table-cell-properties style:vertical-align="middle" style:shadow="none" fo:border-top="0.015cm solid #000000" fo:border-bottom="0.04cm solid #000000" fo:border-left="0.04cm solid #000000" fo:border-right="0.01cm solid #000000" fo:padding="0.049cm"/>
    </style:style>
    <style:style style:name="Table5.B4" style:family="table-cell">
      <style:table-cell-properties style:vertical-align="middle" style:shadow="none" fo:border-top="0.01cm solid #000000" fo:border-bottom="0.04cm solid #000000" fo:border-left="0.01cm solid #000000" fo:border-right="0.04cm solid #000000" fo:padding="0.049cm"/>
    </style:style>
    <style:style style:name="P28_0" style:parent-style-name="Standard" style:family="paragraph">
      <style:paragraph-properties fo:line-height="138%" fo:text-align="justify" fo:margin-left="1.014cm" fo:margin-right="0cm" fo:text-indent="-1.014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2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3" style:family="text">
      <style:text-properties fo:color="#0000ff" style:text-outline="false" style:text-line-through-style="none" style:text-position="0% 100%" style:font-name="Times New Roman" style:font-name-asian="HY견명조" style:font-name-complex="함초롬바탕" fo:font-family="Times New Roman" style:font-family-asian="HY견명조" style:font-family-complex="함초롬바탕" fo:font-size="14.00pt" style:font-size-asian="14.00pt" style:font-size-complex="14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4" style:family="text">
      <style:text-properties fo:color="#0000ff" style:text-outline="false" style:text-line-through-style="none" style:text-position="0% 100%" style:font-name="Times New Roman" style:font-name-asian="HY견명조" style:font-name-complex="바탕체" fo:font-family="Times New Roman" style:font-family-asian="HY견명조" style:font-family-complex="바탕체" fo:font-size="14.00pt" style:font-size-asian="14.00pt" style:font-size-complex="14.00pt" fo:letter-spacing="0.00pt" fo:language="en" style:language-asian="ko" fo:country="US" style:country-asian="KR" fo:font-style="normal" style:font-style-asian="normal" style:font-style-complex="normal" style:font-relief="none" fo:text-shadow="none" style:text-underline-style="solid" fo:font-weight="bold" style:font-weight-asian="bold" style:font-weight-complex="bold" style:letter-kerning="false" style:text-emphasize="none" style:text-scale="100%"/>
    </style:style>
    <style:style style:name="T25" style:family="text">
      <style:text-properties fo:color="#0000ff" style:text-outline="false" style:text-line-through-style="none" style:text-position="0% 100%" style:font-name="Times New Roman" style:font-name-asian="HY견명조" style:font-name-complex="함초롬바탕" fo:font-family="Times New Roman" style:font-family-asian="HY견명조" style:font-family-complex="함초롬바탕" fo:font-size="14.00pt" style:font-size-asian="14.00pt" style:font-size-complex="14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26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27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50%"/>
    </style:style>
    <style:style style:name="P29_0" style:parent-style-name="Standard" style:family="paragraph">
      <style:paragraph-properties fo:line-height="77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28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0_0" style:parent-style-name="Standard" style:family="paragraph">
      <style:paragraph-properties fo:line-height="92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29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-0.5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1_0" style:parent-style-name="Standard" style:family="paragraph">
      <style:paragraph-properties fo:line-height="123%" fo:text-align="center" fo:margin-left="0.089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30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2.00pt" style:font-size-asian="12.00pt" style:font-size-complex="12.00pt" fo:letter-spacing="-0.6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1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-0.5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2" style:family="text">
      <style:text-properties fo:color="#80808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24.00pt" style:font-size-asian="24.00pt" style:font-size-complex="24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2_0" style:parent-style-name="Standard" style:family="paragraph">
      <style:paragraph-properties fo:line-height="9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33" style:family="text">
      <style:text-properties fo:color="#000000" style:text-outline="false" style:text-line-through-style="none" style:text-position="0% 100%" style:font-name="바탕" style:font-name-asian="바탕" style:font-name-complex="바탕" fo:font-family="바탕" style:font-family-asian="바탕" style:font-family-complex="바탕" fo:font-size="2.00pt" style:font-size-asian="2.00pt" style:font-size-complex="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4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21.00pt" style:font-size-asian="21.00pt" style:font-size-complex="21.00pt" fo:letter-spacing="-1.05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35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3.00pt" style:font-size-asian="13.00pt" style:font-size-complex="13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36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3.00pt" style:font-size-asian="13.00pt" style:font-size-complex="13.00pt" fo:letter-spacing="-0.78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3_0" style:parent-style-name="Standard" style:family="paragraph">
      <style:paragraph-properties fo:line-height="94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37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3.00pt" style:font-size-asian="13.00pt" style:font-size-complex="13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8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3.00pt" style:font-size-asian="13.00pt" style:font-size-complex="13.00pt" fo:letter-spacing="-1.3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4_21" style:parent-style-name="강사명" style:family="paragraph">
      <style:paragraph-properties fo:line-height="77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/>
    </style:style>
    <style:style style:name="tableinfakeframe_gr0" style:parent-style-name="Frame" style:family="graphic">
      <style:graphic-properties fo:min-width="6.218cm" fo:min-height="0.785cm" fo:margin-left="0.100cm" fo:margin-right="0.100cm" fo:margin-top="0.100cm" fo:margin-bottom="0.100cm" fo:margin="0.100cm" style:protect="size" style:horizontal-pos="from-left" style:horizontal-rel="paragraph" style:vertical-pos="top" style:vertical-rel="paragraph" fo:border="none" fo:padding="0cm" style:wrap="none" style:run-through="foreground" draw:fill="none"/>
    </style:style>
    <style:style style:name="gr1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paragraph" style:vertical-pos="top" style:vertical-rel="paragraph" fo:padding-top="0cm" fo:padding-bottom="0cm" fo:padding-left="0cm" fo:padding-right="0cm" style:wrap="parallel" style:run-through="foreground" fo:clip="rect(0cm, 0cm, 0cm, 0cm)"/>
    </style:style>
    <style:style style:name="tableinfakeframe_gr2" style:parent-style-name="Frame" style:family="graphic">
      <style:graphic-properties fo:min-width="16.099cm" fo:min-height="9.703cm" fo:margin-left="0.049cm" fo:margin-right="0.049cm" fo:margin-top="0.049cm" fo:margin-bottom="0.049cm" fo:margin="0.049cm" style:horizontal-pos="from-left" style:horizontal-rel="paragraph" style:vertical-pos="top" style:vertical-rel="paragraph" fo:border="none" fo:padding="0cm" style:wrap="none" style:run-through="foreground" draw:fill="none"/>
    </style:style>
    <style:style style:name="gr3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paragraph" style:vertical-pos="top" style:vertical-rel="paragraph" fo:padding-top="0cm" fo:padding-bottom="0cm" fo:padding-left="0cm" fo:padding-right="0cm" style:wrap="parallel" style:run-through="foreground" fo:clip="rect(0cm, 0cm, 0cm, 0cm)"/>
    </style:style>
    <style:style style:name="tableinfakeframe_gr4" style:parent-style-name="Frame" style:family="graphic">
      <style:graphic-properties fo:min-width="16.000cm" fo:min-height="1.146cm" fo:margin-left="0.049cm" fo:margin-right="0.049cm" fo:margin-top="0.049cm" fo:margin-bottom="0.049cm" fo:margin="0.049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5" style:parent-style-name="Frame" style:family="graphic">
      <style:graphic-properties fo:min-width="16.867cm" fo:min-height="5.247cm" fo:margin-left="0.049cm" fo:margin-right="0.049cm" fo:margin-top="0.049cm" fo:margin-bottom="0.049cm" fo:margin="0.049cm" style:horizontal-pos="from-left" style:horizontal-rel="frame-content" style:vertical-pos="top" style:vertical-rel="paragraph" fo:border="none" fo:padding="0cm" style:wrap="none" style:run-through="foreground" draw:fill="none"/>
    </style:style>
  </office:automatic-styles>
  <office:body>
    <office:text>
      <text:p text:style-name="P1_0_MS1_b3"><text:span text:style-name="T15"><draw:frame draw:style-name="tableinfakeframe_gr0" svg:x="0cm" svg:y="0cm" draw:z-index="2" text:anchor-type="as-char"><draw:text-box><table:table table:style-name="Table1"><table:table-column table:style-name="Table1.A"/><table:table-column table:style-name="Table1.B"/><table:table-row table:style-name="Table1.1"><table:table-cell table:style-name="Table1.A1" office:value-type="string"><text:p text:style-name="P20_0"><text:span text:style-name="T23">일자리 기여</text:span></text:p></table:table-cell><table:table-cell table:style-name="Table1.B1" office:value-type="string"><text:p text:style-name="P20_0"><text:span text:style-name="T24"><text:s/></text:span><text:span text:style-name="T25">개</text:span><text:bookmark text:name="CellField36¡¡T"/></text:p></table:table-cell></table:table-row></table:table></draw:text-box></draw:frame></text:span></text:p>
      <text:p text:style-name="P19_0"><text:span text:style-name="T15"><draw:frame draw:style-name="tableinfakeframe_gr2" svg:x="0cm" svg:y="0cm" draw:z-index="0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column table:style-name="Table2.H"/><table:table-column table:style-name="Table2.I"/><table:table-column table:style-name="Table2.J"/><table:table-column table:style-name="Table2.K"/><table:table-row table:style-name="Table2.1"><table:table-cell table:style-name="Table2.A1" office:value-type="string" table:protected="true" table:number-rows-spanned="2"><text:p text:style-name="P20_0"><text:span text:style-name="T26">등록번호</text:span></text:p></table:table-cell><table:table-cell table:style-name="Table2.B1" office:value-type="string" table:protected="true" table:number-rows-spanned="2"><text:p text:style-name="P20_0"><text:span text:style-name="T26"/><text:bookmark text:name="CellField37¡등록번호¡T"/></text:p></table:table-cell><table:table-cell table:style-name="Table2.C1" office:value-type="string" table:protected="true"><text:p text:style-name="P29_0"><text:span text:style-name="T27"/></text:p></table:table-cell><table:table-cell table:style-name="Table2.D1" office:value-type="string" table:protected="true" table:number-columns-spanned="2" table:number-rows-spanned="2"><text:p text:style-name="P30_0"><text:span text:style-name="T28">주무관</text:span><text:bookmark text:name="CellField38¡*검토1¡T"/></text:p></table:table-cell><table:covered-table-cell/><table:table-cell table:style-name="Table2.F1" office:value-type="string" table:protected="true" table:number-columns-spanned="2" table:number-rows-spanned="2"><text:p text:style-name="P30_0"><text:span text:style-name="T28"/><text:bookmark text:name="CellField39¡*검토2¡T"/></text:p></table:table-cell><table:covered-table-cell/><table:table-cell table:style-name="Table2.H1" office:value-type="string" table:protected="true" table:number-columns-spanned="2" table:number-rows-spanned="2"><text:p text:style-name="P30_0"><text:span text:style-name="T28"/><text:bookmark text:name="CellField40¡*검토3¡T"/></text:p></table:table-cell><table:covered-table-cell/><table:table-cell table:style-name="Table2.J1" office:value-type="string" table:protected="true" table:number-columns-spanned="2" table:number-rows-spanned="2"><text:p text:style-name="P30_0"><text:span text:style-name="T28"/><text:bookmark text:name="CellField41¡*검토4¡T"/></text:p></table:table-cell><table:covered-table-cell/></table:table-row><table:table-row table:style-name="Table2.2"><table:covered-table-cell/><table:covered-table-cell/><table:table-cell table:style-name="Table2.C2" office:value-type="string" table:protected="true" table:number-rows-spanned="3"><text:p text:style-name="P29_0"><text:span text:style-name="T27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2.3"><table:table-cell table:style-name="Table2.A3" office:value-type="string" table:protected="true"><text:p text:style-name="P20_0"><text:span text:style-name="T26">등록일자</text:span></text:p></table:table-cell><table:table-cell table:style-name="Table2.B3" office:value-type="string" table:protected="true"><text:p text:style-name="P20_0"><text:span text:style-name="T26"/><text:bookmark text:name="CellField42¡등록일자¡T"/></text:p></table:table-cell><table:covered-table-cell/><table:table-cell table:style-name="Table2.D3" office:value-type="string" table:protected="true" table:number-columns-spanned="2"><text:p text:style-name="P20_0"><text:span text:style-name="T29"><text:s/></text:span><text:bookmark text:name="CellField43¡@검토1¡T"/></text:p></table:table-cell><table:covered-table-cell/><table:table-cell table:style-name="Table2.F3" office:value-type="string" table:protected="true" table:number-columns-spanned="2"><text:p text:style-name="P20_0"><text:span text:style-name="T29"/><text:bookmark text:name="CellField44¡@검토2¡T"/></text:p></table:table-cell><table:covered-table-cell/><table:table-cell table:style-name="Table2.H3" office:value-type="string" table:protected="true" table:number-columns-spanned="2"><text:p text:style-name="P20_0"><text:span text:style-name="T29"/><text:bookmark text:name="CellField45¡@검토3¡T"/></text:p></table:table-cell><table:covered-table-cell/><table:table-cell table:style-name="Table2.J3" office:value-type="string" table:protected="true" table:number-columns-spanned="2"><text:p text:style-name="P20_0"><text:span text:style-name="T29"/><text:bookmark text:name="CellField46¡@검토4¡T"/></text:p></table:table-cell><table:covered-table-cell/></table:table-row><table:table-row table:style-name="Table2.4"><table:table-cell table:style-name="Table2.A4" office:value-type="string" table:protected="true"><text:p text:style-name="P20_0"><text:span text:style-name="T26">결재일자</text:span></text:p></table:table-cell><table:table-cell table:style-name="Table2.B4" office:value-type="string" table:protected="true"><text:p text:style-name="P31_0"><text:span text:style-name="T26"/><text:bookmark text:name="CellField47¡결재일자¡T"/></text:p></table:table-cell><table:covered-table-cell/><table:table-cell table:style-name="Table2.D4" office:value-type="string" table:protected="true" table:number-columns-spanned="2"><text:p text:style-name="P20_0"><text:span text:style-name="T30"/><text:bookmark text:name="CellField48¡검토1¡T"/></text:p></table:table-cell><table:covered-table-cell/><table:table-cell table:style-name="Table2.F4" office:value-type="string" table:protected="true" table:number-columns-spanned="2"><text:p text:style-name="P20_0"><text:span text:style-name="T30"/><text:bookmark text:name="CellField49¡검토2¡T"/></text:p></table:table-cell><table:covered-table-cell/><table:table-cell table:style-name="Table2.H4" office:value-type="string" table:protected="true" table:number-columns-spanned="2"><text:p text:style-name="P20_0"><text:span text:style-name="T30"/><text:bookmark text:name="CellField50¡검토3¡T"/></text:p></table:table-cell><table:covered-table-cell/><table:table-cell table:style-name="Table2.J4" office:value-type="string" table:protected="true" table:number-columns-spanned="2"><text:p text:style-name="P20_0"><text:span text:style-name="T30"/><text:bookmark text:name="CellField51¡검토4¡T"/></text:p></table:table-cell><table:covered-table-cell/></table:table-row><table:table-row table:style-name="Table2.5"><table:table-cell table:style-name="Table2.A5" office:value-type="string" table:protected="true" table:number-rows-spanned="2"><text:p text:style-name="P20_0"><text:span text:style-name="T26">공개구분</text:span></text:p></table:table-cell><table:table-cell table:style-name="Table2.B5" office:value-type="string" table:protected="true" table:number-rows-spanned="2"><text:p text:style-name="P20_0"><text:span text:style-name="T26">대국민 공개</text:span><text:bookmark text:name="CellField52¡공개여부¡T"/></text:p></table:table-cell><table:table-cell table:style-name="Table2.C5" office:value-type="string" table:protected="true" table:number-rows-spanned="5"><text:p text:style-name="P29_0"><text:span text:style-name="T27"/></text:p></table:table-cell><table:table-cell table:style-name="Table2.D5" office:value-type="string" table:protected="true" table:number-rows-spanned="5"><text:p text:style-name="P20_0"><text:span text:style-name="T29">협 조</text:span></text:p></table:table-cell><table:table-cell table:style-name="Table2.E5" office:value-type="string" table:protected="true" table:number-columns-spanned="2"><text:p text:style-name="P20_0"><text:span text:style-name="T31"/><text:bookmark text:name="CellField53¡*협조7¡T"/></text:p></table:table-cell><table:covered-table-cell/><table:table-cell table:style-name="Table2.G5" office:value-type="string" table:protected="true" table:number-columns-spanned="2"><text:p text:style-name="P20_0"><text:span text:style-name="T31"/><text:bookmark text:name="CellField54¡협조7¡T"/></text:p></table:table-cell><table:covered-table-cell/><table:table-cell table:style-name="Table2.I5" office:value-type="string" table:protected="true" table:number-columns-spanned="2"><text:p text:style-name="P20_0"><text:span text:style-name="T31"/><text:bookmark text:name="CellField55¡*협조8¡T"/></text:p></table:table-cell><table:covered-table-cell/><table:table-cell table:style-name="Table2.K5" office:value-type="string" table:protected="true"><text:p text:style-name="P20_0"><text:span text:style-name="T31"/><text:bookmark text:name="CellField56¡협조8¡T"/></text:p></table:table-cell></table:table-row><table:table-row table:style-name="Table2.6"><table:covered-table-cell/><table:covered-table-cell/><table:covered-table-cell/><table:covered-table-cell/><table:table-cell table:style-name="Table2.E6" office:value-type="string" table:protected="true" table:number-columns-spanned="2" table:number-rows-spanned="2"><text:p text:style-name="P20_0"><text:span text:style-name="T31"/><text:bookmark text:name="CellField57¡*협조5¡T"/></text:p></table:table-cell><table:covered-table-cell/><table:table-cell table:style-name="Table2.G6" office:value-type="string" table:protected="true" table:number-columns-spanned="2" table:number-rows-spanned="2"><text:p text:style-name="P20_0"><text:span text:style-name="T31"/><text:bookmark text:name="CellField58¡협조5¡T"/></text:p></table:table-cell><table:covered-table-cell/><table:table-cell table:style-name="Table2.I6" office:value-type="string" table:protected="true" table:number-columns-spanned="2" table:number-rows-spanned="2"><text:p text:style-name="P20_0"><text:span text:style-name="T31"/><text:bookmark text:name="CellField59¡*협조6¡T"/></text:p></table:table-cell><table:covered-table-cell/><table:table-cell table:style-name="Table2.K6" office:value-type="string" table:protected="true" table:number-rows-spanned="2"><text:p text:style-name="P20_0"><text:span text:style-name="T31"/><text:bookmark text:name="CellField60¡협조6¡T"/></text:p></table:table-cell></table:table-row><table:table-row table:style-name="Table2.7"><table:table-cell table:style-name="Table2.A7" office:value-type="string" table:protected="true" table:number-columns-spanned="2" table:number-rows-spanned="3"><text:p text:style-name="P20_0"><text:span text:style-name="T2"><draw:frame draw:style-name="gr1" svg:width="4.902cm" svg:height="0.966cm" svg:x="0cm" svg:y="0cm" draw:z-index="3" text:anchor-type="as-char"><draw:image xlink:href="Pictures/EMB000062243d81..jpg" xlink:type="simple" xlink:show="embed" xlink:actuate="onLoad"/></draw:frame>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2.8"><table:covered-table-cell/><table:covered-table-cell/><table:covered-table-cell/><table:covered-table-cell/><table:table-cell table:style-name="Table2.E8" office:value-type="string" table:protected="true" table:number-columns-spanned="2"><text:p text:style-name="P20_0"><text:span text:style-name="T31"/><text:bookmark text:name="CellField61¡*협조3¡T"/></text:p></table:table-cell><table:covered-table-cell/><table:table-cell table:style-name="Table2.G8" office:value-type="string" table:protected="true" table:number-columns-spanned="2"><text:p text:style-name="P20_0"><text:span text:style-name="T31"/><text:bookmark text:name="CellField62¡협조3¡T"/></text:p></table:table-cell><table:covered-table-cell/><table:table-cell table:style-name="Table2.I8" office:value-type="string" table:protected="true" table:number-columns-spanned="2"><text:p text:style-name="P20_0"><text:span text:style-name="T31"/><text:bookmark text:name="CellField63¡*협조4¡T"/></text:p></table:table-cell><table:covered-table-cell/><table:table-cell table:style-name="Table2.K8" office:value-type="string" table:protected="true"><text:p text:style-name="P20_0"><text:span text:style-name="T31"/><text:bookmark text:name="CellField64¡협조4¡T"/></text:p></table:table-cell></table:table-row><table:table-row table:style-name="Table2.9"><table:covered-table-cell/><table:covered-table-cell/><table:covered-table-cell/><table:covered-table-cell/><table:table-cell table:style-name="Table2.E9" office:value-type="string" table:protected="true" table:number-columns-spanned="2"><text:p text:style-name="P20_0"><text:span text:style-name="T31"/><text:bookmark text:name="CellField65¡*협조1¡T"/></text:p></table:table-cell><table:covered-table-cell/><table:table-cell table:style-name="Table2.G9" office:value-type="string" table:protected="true" table:number-columns-spanned="2"><text:p text:style-name="P20_0"><text:span text:style-name="T31"/><text:bookmark text:name="CellField66¡협조1¡T"/></text:p></table:table-cell><table:covered-table-cell/><table:table-cell table:style-name="Table2.I9" office:value-type="string" table:protected="true" table:number-columns-spanned="2"><text:p text:style-name="P20_0"><text:span text:style-name="T31"/><text:bookmark text:name="CellField67¡*협조2¡T"/></text:p></table:table-cell><table:covered-table-cell/><table:table-cell table:style-name="Table2.K9" office:value-type="string" table:protected="true"><text:p text:style-name="P20_0"><text:span text:style-name="T31"/><text:bookmark text:name="CellField68¡협조2¡T"/></text:p></table:table-cell></table:table-row><table:table-row table:style-name="Table2.10"><table:table-cell table:style-name="Table2.A10" office:value-type="string" table:protected="true" table:number-columns-spanned="11"><text:p text:style-name="P20_0"><text:span text:style-name="T2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2.11"><table:table-cell table:style-name="Table2.A11" office:value-type="string" table:number-columns-spanned="11"><text:p text:style-name="P32_0"><text:span text:style-name="T32"><text:bookmark-start text:name="NormalField2¡(null)¡제목을입력하세요¡T¡T"/>보건환경연구원 북부지원</text:span><text:bookmark text:name="CellField69¡¡T"/></text:p><text:p text:style-name="P32_0"><text:span text:style-name="T32">ChatGPT 교육 계획<text:bookmark-end text:name="NormalField2¡(null)¡제목을입력하세요¡T¡T"/>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/text:span></text:p>
      <text:p text:style-name="P19_0"><text:span text:style-name="T15"/></text:p>
      <text:p text:style-name="P19_0"><text:span text:style-name="T15"><text:s/><text:s text:c="5"/></text:span></text:p>
      <text:p text:style-name="P19_0"><text:span text:style-name="T15"/></text:p>
      <text:p text:style-name="P19_0"><text:span text:style-name="T15"/></text:p>
      <text:p text:style-name="P19_0"><text:span text:style-name="T15"/></text:p>
      <text:p text:style-name="P20_0"><text:span text:style-name="T15"><draw:frame draw:style-name="gr3" svg:width="6.333cm" svg:height="3.760cm" svg:x="0cm" svg:y="0cm" draw:z-index="4" text:anchor-type="as-char"><draw:image xlink:href="Pictures/EMB000062243d82..png" xlink:type="simple" xlink:show="embed" xlink:actuate="onLoad"/></draw:frame></text:span></text:p>
      <text:p text:style-name="P20_0"><text:span text:style-name="T15"/></text:p>
      <text:p text:style-name="P21_0"><text:span text:style-name="T15"/></text:p>
      <text:p text:style-name="P20_0"><text:span text:style-name="T15"/></text:p>
      <text:p text:style-name="P20_0"><text:span text:style-name="T15"/></text:p>
      <text:p text:style-name="P19_0"><text:span text:style-name="T15"/></text:p>
      <text:p text:style-name="P19_0"><text:span text:style-name="T15"><draw:frame draw:style-name="tableinfakeframe_gr4" svg:x="0.101cm" svg:y="0.029cm" draw:z-index="1" text:anchor-type="paragraph"><draw:text-box><table:table table:style-name="Table3"><table:table-column table:style-name="Table3.A"/><table:table-row table:style-name="Table3.1"><table:table-cell table:style-name="Table3.A1" office:value-type="string"><text:p text:style-name="P32_0"><text:span text:style-name="T32">보건환경연구원 북부지원</text:span><text:bookmark text:name="CellField70¡¡T"/></text:p></table:table-cell></table:table-row></table:table></draw:text-box></draw:frame></text:span></text:p>
      <text:p text:style-name="P19_0"><text:span text:style-name="T15"/></text:p>
      <text:p text:style-name="P22_0"><text:span text:style-name="T16"/></text:p>
      <text:p text:style-name="P23_0"><text:span text:style-name="T17"/></text:p>
      <text:p text:style-name="P23_0"><text:span text:style-name="T17"/></text:p>
      <table:table table:style-name="Table4">
        <table:table-column table:style-name="Table4.A"/>
        <table:table-row table:style-name="Table4.1">
          <table:table-cell table:style-name="Table4.A1" office:value-type="string">
            <text:p text:style-name="P19_0"><text:span text:style-name="T33"/></text:p>
          </table:table-cell>
        </table:table-row>
        <table:table-row table:style-name="Table4.2">
          <table:table-cell table:style-name="Table4.A2" office:value-type="string">
            <text:p text:style-name="P32_0"><text:span text:style-name="T34">보건환경연구원 북부지원 ChatGPT 교육계획서</text:span></text:p>
          </table:table-cell>
        </table:table-row>
        <table:table-row table:style-name="Table4.3">
          <table:table-cell table:style-name="Table4.A3" office:value-type="string">
            <text:p text:style-name="P19_0"><text:span text:style-name="T33"><text:s/></text:span></text:p>
          </table:table-cell>
        </table:table-row>
      </table:table>
      <text:p text:style-name="P23_0"><text:span text:style-name="T19"/></text:p>
      <text:p text:style-name="P25_0"><text:span text:style-name="T19">□ 교육 개요</text:span></text:p>
      <text:p text:style-name="P26_0"><text:span text:style-name="T20"><text:s/></text:span><text:span text:style-name="T21">○</text:span><text:span text:style-name="T20"><text:s/>교 육 명: ChatGPT 이해와 활용</text:span></text:p>
      <text:p text:style-name="P26_0"><text:span text:style-name="T1"><text:s/></text:span><text:span text:style-name="T18">○</text:span><text:span text:style-name="T1"><text:s/>교육유형: 기관주관교육(자체)</text:span></text:p>
      <text:p text:style-name="P26_0"><text:span text:style-name="T21"><text:s/>○</text:span><text:span text:style-name="T20"><text:s/>교육일시:</text:span></text:p>
      <text:p text:style-name="P26_0"><text:span text:style-name="T20"><text:tab/>1차)2023. 5. 24.(수), 09:30~11:00(1시간 30분)</text:span></text:p>
      <text:p text:style-name="P26_0"><text:span text:style-name="T20"><text:tab/>2차)2023. 5. 25.(목), 09:30~11:00(1시간 30분)</text:span></text:p>
      <text:p text:style-name="P26_0"><text:span text:style-name="T20"><text:tab/>※ </text:span><text:span text:style-name="T22">상시학습 1시간30분 인정(인사과 협의), 교육시간의 75% 이상 참여 시</text:span></text:p>
      <text:p text:style-name="P26_0"><text:span text:style-name="T21"><text:s/>○</text:span><text:span text:style-name="T20"><text:s/>교육강사: 보건환경연구원 북부지원 조의호</text:span></text:p>
      <text:p text:style-name="P26_0"><text:span text:style-name="T21"><text:s/>○</text:span><text:span text:style-name="T20"><text:s/>교육장소: 보건환경연구원 북부지원 3층 회의실</text:span></text:p>
      <text:p text:style-name="P27_0"><text:span text:style-name="T20"/></text:p>
      <text:p text:style-name="P25_0"><text:span text:style-name="T19">□ 교육 일정</text:span></text:p>
      <text:p text:style-name="P27_0"><text:span text:style-name="T19"><draw:frame draw:style-name="tableinfakeframe_gr5" svg:x="0cm" svg:y="0cm" draw:z-index="5" text:anchor-type="as-char"><draw:text-box><table:table table:style-name="Table5"><table:table-column table:style-name="Table5.A"/><table:table-column table:style-name="Table5.B"/><table:table-row table:style-name="Table5.1"><table:table-cell table:style-name="Table5.A1" office:value-type="string"><text:p text:style-name="P32_0"><text:span text:style-name="T35">시간</text:span></text:p></table:table-cell><table:table-cell table:style-name="Table5.B1" office:value-type="string"><text:p text:style-name="P33_0"><text:span text:style-name="T36">내용</text:span></text:p></table:table-cell></table:table-row><table:table-row table:style-name="Table5.2"><table:table-cell table:style-name="Table5.A2" office:value-type="string"><text:p text:style-name="P33_0"><text:span text:style-name="T37">09:30 ~ 10:00</text:span></text:p></table:table-cell><table:table-cell table:style-name="Table5.B2" office:value-type="string"><text:p text:style-name="P34_21"><text:span text:style-name="T38">알파고 이후 다시 불어온 AI 충격파</text:span></text:p></table:table-cell></table:table-row><table:table-row table:style-name="Table5.3"><table:table-cell table:style-name="Table5.A3" office:value-type="string"><text:p text:style-name="P33_0"><text:span text:style-name="T37">10:00 ~ 10:30</text:span></text:p></table:table-cell><table:table-cell table:style-name="Table5.B3" office:value-type="string"><text:p text:style-name="P29_0"><text:span text:style-name="T38">ChatGPT는 무엇인가?, Prompt 시연</text:span></text:p></table:table-cell></table:table-row><table:table-row table:style-name="Table5.4"><table:table-cell table:style-name="Table5.A4" office:value-type="string"><text:p text:style-name="P33_0"><text:span text:style-name="T37">10:30 ~ 11:00</text:span></text:p></table:table-cell><table:table-cell table:style-name="Table5.B4" office:value-type="string"><text:p text:style-name="P29_0"><text:span text:style-name="T38">할루시네이션, AI시대 어떻게 생존할 것인가?</text:span></text:p></table:table-cell></table:table-row></table:table></draw:text-box></draw:frame></text:span></text:p>
      <text:p text:style-name="P27_0"><text:span text:style-name="T19"/></text:p>
      <text:p text:style-name="P25_0"><text:span text:style-name="T19">□ 향후 계획</text:span></text:p>
      <text:p text:style-name="P28_0"><text:span text:style-name="T21"><text:s/>○ ChatGPT 업무 활용 방안 모색</text:span></text:p>
      <text:p text:style-name="P26_0"><text:span text:style-name="T21"><text:s/>○ 상시학습 등록 요청(인사과 협의)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견명조" style:name="HY견명조"/>
    <style:font-face svg:font-family="HY신명조" style:name="HY신명조"/>
    <style:font-face svg:font-family="HY중고딕" style:name="HY중고딕"/>
    <style:font-face svg:font-family="Times New Roman" style:name="Times New Roman"/>
    <style:font-face svg:font-family="굴림체" style:name="굴림체"/>
    <style:font-face svg:font-family="맑은 고딕" style:name="맑은 고딕"/>
    <style:font-face svg:font-family="바탕" style:name="바탕"/>
    <style:font-face svg:font-family="바탕체" style:name="바탕체"/>
    <style:font-face svg:font-family="한컴바탕" style:name="한컴바탕"/>
    <style:font-face svg:font-family="함초롬돋움" style:name="함초롬돋움"/>
    <style:font-face svg:font-family="함초롬바탕" style:name="함초롬바탕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본문" style:display-name="본문" style:family="paragraph">
      <style:paragraph-properties fo:line-height="165%" fo:text-align="justify" fo:margin-left="0.618cm" fo:margin-right="0.618cm" fo:text-indent="0cm" fo:margin-top="0.150cm" fo:margin-bottom="0.15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 style:text-scale="98%"/>
    </style:style>
    <style:style style:name="개요 1" style:display-name="개요 1" style:family="paragraph">
      <style:paragraph-properties fo:line-height="160%" fo:text-align="justify" fo:margin-left="0.262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615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0.968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321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674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026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379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쪽 번호" style:display-name="쪽 번호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HY견고딕" style:font-name-complex="함초롬돋움" fo:font-family="함초롬바탕" style:font-family-asian="HY견고딕" style:font-family-complex="함초롬돋움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end" fo:margin-left="0cm" fo:margin-right="0.353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6cm" fo:margin-right="0cm" fo:text-indent="-0.466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48pt" style:font-size-asian="9.48pt" style:font-size-complex="9.48pt" fo:letter-spacing="0.00pt" fo:language="en" style:language-asian="ko" fo:country="US" style:country-asian="KR" style:letter-kerning="false"/>
    </style:style>
    <style:style style:name="그림캡션" style:display-name="그림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표캡션" style:display-name="표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수식캡션" style:display-name="수식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찾아보기" style:display-name="찾아보기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anguage="en" style:language-asian="ko" fo:country="US" style:country-asian="KR" style:letter-kerning="false"/>
    </style:style>
    <style:style style:name="동그라미" style:display-name="동그라미" style:family="paragraph">
      <style:paragraph-properties fo:line-height="175%" fo:text-align="justify" fo:margin-left="1.587cm" fo:margin-right="0cm" fo:text-indent="-1.587cm" fo:margin-top="0cm" fo:margin-bottom="0cm" fo:background-color="transparent" fo:border="none" style:shadow="none" style:text-autospace="none" style:vertical-align="auto" style:snap-to-layout-grid="false"/>
      <style:text-properties style:font-name="HY신명조" style:font-name-asian="HY신명조" style:font-name-complex="HY신명조" fo:font-family="HY신명조" style:font-family-asian="HY신명조" style:font-family-complex="HY신명조" fo:font-size="16.00pt" style:font-size-asian="16.00pt" style:font-size-complex="16.00pt" fo:letter-spacing="0.00pt" fo:language="en" style:language-asian="ko" fo:country="US" style:country-asian="KR" style:letter-kerning="false" style:text-scale="90%"/>
    </style:style>
    <style:style style:name="큰제목(양재 25)" style:display-name="큰제목(양재 25)" style:family="paragraph">
      <style:paragraph-properties fo:line-height="15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/>
      <style:text-properties style:font-name="함초롬바탕" style:font-name-asian="함초롬바탕" style:font-name-complex="HY중고딕" fo:font-family="함초롬바탕" style:font-family-asian="함초롬바탕" style:font-family-complex="HY중고딕" fo:font-size="25.00pt" style:font-size-asian="25.00pt" style:font-size-complex="25.00pt" fo:letter-spacing="0.00pt" fo:language="en" style:language-asian="ko" fo:country="US" style:country-asian="KR" fo:font-weight="bold" style:font-weight-asian="bold" style:font-weight-complex="bold" style:letter-kerning="false"/>
    </style:style>
    <style:style style:name="xl67" style:display-name="xl67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middle" style:snap-to-layout-grid="true"/>
      <style:text-properties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xl66" style:display-name="xl66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한컴바탕" style:font-name-complex="한컴바탕" fo:font-family="함초롬바탕" style:font-family-asian="한컴바탕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131" style:display-name="xl131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middle" style:snap-to-layout-grid="true"/>
      <style:text-properties style:font-name="굴림체" style:font-name-asian="굴림체" style:font-name-complex="굴림체" fo:font-family="굴림체" style:font-family-asian="굴림체" style:font-family-complex="굴림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강사명" style:display-name="강사명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2.000cm" fo:margin-top="1.500cm" fo:margin-bottom="1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1.000cm"/>
      </style:footer-style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본문을 입력하세요</dc:title>
    <dc:description xml:space="preserve">


</dc:description>
    <dc:subject/>
    <meta:keyword xml:space="preserve">

</meta:keyword>
    <dc:creator>Administrator</dc:creator>
    <meta:creation-date>1970-01-01T09:00:00.000</meta:creation-date>
    <meta:print-date>5869-10-15T23:04:59.000000329</meta:print-date>
    <meta:generator>hwp/hangul/10, 0, 0, 13015/Windows_8</meta:generator>
  </office:meta>
</office:document-meta>
</file>